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librepythonista/dnpaxblkksyulv/id_SdFdoNTJWAqQSN.py" manifest:media-type=""/>
  <manifest:file-entry manifest:full-path="librepythonista/dnpaxblkksyulv/id_Ju2mfJL8kizPOV.py" manifest:media-type=""/>
  <manifest:file-entry manifest:full-path="librepythonista/dnpaxblkksyulv/id_z4UZf395CpzhD0.py" manifest:media-type=""/>
  <manifest:file-entry manifest:full-path="librepythonista/dnpaxblkksyulv/id_Jelngy3Qz8kDA9.py" manifest:media-type=""/>
  <manifest:file-entry manifest:full-path="librepythonista/dnpaxblkksyulv/id_u3GB3To2WjLRvi.py" manifest:media-type=""/>
  <manifest:file-entry manifest:full-path="librepythonista/dnpaxblkksyulv/id_jx07ayCxIbZclf.py" manifest:media-type=""/>
  <manifest:file-entry manifest:full-path="librepythonista/dnpaxblkksyulv/id_rOCVZ3hNEYrUMw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7" style:family="table-cell" style:parent-style-name="Default">
      <style:table-cell-properties style:diagonal-bl-tr="none" style:diagonal-tl-br="none" fo:border="none" fo:padding="0.0138in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9" style:family="table-cell" style:parent-style-name="Default">
      <style:table-cell-properties style:diagonal-bl-tr="none" style:diagonal-tl-br="none" fo:padding="0.0138in" style:shadow="#50938a 0.0398in 0.0398in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11" style:family="table-cell" style:parent-style-name="Default">
      <style:table-cell-properties style:diagonal-bl-tr="none" style:diagonal-tl-br="none" fo:padding="0.0138in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ce29" style:family="table-cell" style:parent-style-name="Default">
      <style:table-cell-properties fo:border-bottom="none" fo:border-left="0.74pt solid #81aca6" fo:border-right="none" style:shadow="#50938a 0.0398in 0.0398in" fo:border-top="0.74pt solid #81aca6"/>
    </style:style>
    <style:style style:name="ce30" style:family="table-cell" style:parent-style-name="Default" style:data-style-name="N37">
      <style:table-cell-properties fo:border-bottom="none" fo:border-left="0.74pt solid #81aca6" fo:border-right="none" style:shadow="#50938a 0.0398in 0.0398in" fo:border-top="none"/>
    </style:style>
    <style:style style:name="ce31" style:family="table-cell" style:parent-style-name="Default" style:data-style-name="N37">
      <style:table-cell-properties fo:border-bottom="0.74pt solid #81aca6" fo:border-left="0.74pt solid #81aca6" fo:border-right="none" style:shadow="#50938a 0.0398in 0.0398in" fo:border-top="none"/>
    </style:style>
    <style:style style:name="ce32" style:family="table-cell" style:parent-style-name="Default">
      <style:table-cell-properties fo:border-bottom="none" fo:border-left="none" fo:border-right="none" style:shadow="#50938a 0.0398in 0.0398in" fo:border-top="0.74pt solid #81aca6"/>
    </style:style>
    <style:style style:name="ce33" style:family="table-cell" style:parent-style-name="Default">
      <style:table-cell-properties style:shadow="#50938a 0.0398in 0.0398in"/>
    </style:style>
    <style:style style:name="ce34" style:family="table-cell" style:parent-style-name="Default">
      <style:table-cell-properties fo:border-bottom="0.74pt solid #81aca6" fo:border-left="none" fo:border-right="none" style:shadow="#50938a 0.0398in 0.0398in" fo:border-top="none"/>
    </style:style>
    <style:style style:name="ce35" style:family="table-cell" style:parent-style-name="Default">
      <style:table-cell-properties fo:border-bottom="none" fo:border-left="none" fo:border-right="0.74pt solid #81aca6" style:shadow="#50938a 0.0398in 0.0398in" fo:border-top="0.74pt solid #81aca6"/>
    </style:style>
    <style:style style:name="ce36" style:family="table-cell" style:parent-style-name="Default">
      <style:table-cell-properties fo:border-bottom="none" fo:border-left="none" fo:border-right="0.74pt solid #81aca6" style:shadow="#50938a 0.0398in 0.0398in" fo:border-top="none"/>
    </style:style>
    <style:style style:name="ce37" style:family="table-cell" style:parent-style-name="Default">
      <style:table-cell-properties fo:border-bottom="0.74pt solid #81aca6" fo:border-left="none" fo:border-right="0.74pt solid #81aca6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1" form:id="control11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2" form:id="control12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3" form:id="control13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4" form:id="control14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5" form:id="control15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3" table:default-cell-style-name="ce9"/>
        <table:table-column table:style-name="co1" table:default-cell-style-name="ce9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6" draw:name="_cprop_idorvtuajiewuzzq_id" draw:style-name="gr1" draw:text-style-name="P1" drawooo:display="screen" svg:width="0.0004in" svg:height="0.0004in" svg:x="0in" svg:y="0in"/>
            <draw:control table:end-cell-address="Sheet1.A2" table:end-x="0.1783in" table:end-y="0.0004in" draw:z-index="7" draw:name="SHAPE_libre_pythonista_ctl_cell_id_Ju2mfJL8kizPOV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3" table:end-x="0.889in" table:end-y="0.0004in" draw:z-index="0" draw:name="SHAPE_libre_pythonista_ctl_cell_id_rOCVZ3hNEYrUMw" draw:style-name="gr2" draw:text-style-name="P2" drawooo:display="screen" svg:width="0.889in" svg:height="0.178in" svg:x="0in" svg:y="0in" draw:control="control14"/>
            <draw:control table:end-cell-address="Sheet1.E2" table:end-x="0.0004in" table:end-y="0.0004in" draw:z-index="8" draw:name="_cprop_id8lc7zj5dtylqq3_id" draw:style-name="gr1" draw:text-style-name="P1" drawooo:display="screen" svg:width="0.0004in" svg:height="0.0004in" svg:x="0in" svg:y="0in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9" draw:name="_cprop_idfd6wnuhpnulz5d_id" draw:style-name="gr1" draw:text-style-name="P1" drawooo:display="screen" svg:width="0.0004in" svg:height="0.0004in" svg:x="0in" svg:y="0in"/>
            <draw:control table:end-cell-address="Sheet1.H3" table:end-x="0.0004in" table:end-y="0.0004in" draw:z-index="10" draw:name="SHAPE_libre_pythonista_ctl_cell_id_u3GB3To2WjLRvi" draw:style-name="gr2" draw:text-style-name="P2" drawooo:display="none" svg:width="0.8894in" svg:height="0.178in" svg:x="0in" svg:y="0in" draw:control="control10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3" table:end-x="0.889in" table:end-y="0.0004in" draw:z-index="1" draw:name="SHAPE_libre_pythonista_ctl_cell_id_SdFdoNTJWAqQSN" draw:style-name="gr2" draw:text-style-name="P2" drawooo:display="none" svg:width="0.889in" svg:height="0.178in" svg:x="0in" svg:y="0in" draw:control="control15"/>
            <draw:control table:end-cell-address="Sheet1.L2" table:end-x="0.0004in" table:end-y="0.0004in" draw:z-index="11" draw:name="_cprop_idtwdu4ehxodpol2_id" draw:style-name="gr1" draw:text-style-name="P1" drawooo:display="screen" svg:width="0.0004in" svg:height="0.0004in" svg:x="0in" svg:y="0in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5" office:value-type="date" office:date-value="2023-06-04" calcext:value-type="date">
            <text:p>06/04/23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5" office:value-type="date" office:date-value="2023-06-07" calcext:value-type="date">
            <text:p>06/07/23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33" calcext:value-type="float">
            <text:p>33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9" table:number-matrix-columns-spanned="4" table:number-matrix-rows-spanned="12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04in" table:end-y="0.0004in" draw:z-index="12" draw:name="_cprop_idx4iojymkc8t0sg_id" draw:style-name="gr1" draw:text-style-name="P1" drawooo:display="screen" svg:width="0.0004in" svg:height="0.0004in" svg:x="0in" svg:y="0in"/>
            <draw:control table:end-cell-address="Sheet1.L10" table:end-x="0.889in" table:end-y="0.0004in" draw:z-index="13" draw:name="SHAPE_libre_pythonista_ctl_cell_id_Jelngy3Qz8kDA9" draw:style-name="gr2" draw:text-style-name="P2" drawooo:display="none" svg:width="0.889in" svg:height="0.1783in" svg:x="0in" svg:y="0in" draw:control="control11"/>
          </table:table-cell>
          <table:table-cell table:style-name="ce32" office:value-type="string" office:string-value="Product" calcext:value-type="string">
            <text:p>Product</text:p>
          </table:table-cell>
          <table:table-cell table:style-name="ce32" office:value-type="string" office:string-value="Quality" calcext:value-type="string">
            <text:p>Quality</text:p>
          </table:table-cell>
          <table:table-cell table:style-name="ce35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Laptop Bag Black" calcext:value-type="string">
            <text:p>Laptop Bag Black</text:p>
          </table:table-cell>
          <table:table-cell table:style-name="ce33" office:value-type="float" office:value="48" calcext:value-type="float">
            <text:p>48</text:p>
          </table:table-cell>
          <table:table-cell table:style-name="ce36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7" calcext:value-type="date">
            <text:p>06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0" office:value-type="date" office:date-value="2033-06-01" calcext:value-type="date">
            <text:p>06/01/3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230" calcext:value-type="float">
            <text:p>4230</text:p>
          </table:table-cell>
        </table:table-row>
        <table:table-row table:style-name="ro1">
          <table:table-cell table:style-name="ce1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Laptop Bag Red" calcext:value-type="string">
            <text:p>Laptop Bag Red</text:p>
          </table:table-cell>
          <table:table-cell table:style-name="ce33" office:value-type="float" office:value="33" calcext:value-type="float">
            <text:p>33</text:p>
          </table:table-cell>
          <table:table-cell table:style-name="ce36" office:value-type="float" office:value="1970" calcext:value-type="float">
            <text:p>1970</text:p>
          </table:table-cell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04in" table:end-y="0.0004in" draw:z-index="2" draw:name="_cprop_idnp0zwpf2zeoueb_id" draw:style-name="gr1" draw:text-style-name="P1" drawooo:display="screen" svg:width="0.0004in" svg:height="0.0004in" svg:x="0in" svg:y="0in"/>
            <draw:control table:end-cell-address="Sheet1.C15" table:end-x="0.1783in" table:end-y="0.0004in" draw:z-index="3" draw:name="SHAPE_libre_pythonista_ctl_cell_id_z4UZf395CpzhD0" draw:style-name="gr2" draw:text-style-name="P2" drawooo:display="screen" svg:width="0.1783in" svg:height="0.1783in" svg:x="0in" svg:y="0in" draw:control="control12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04in" table:end-y="0.0004in" draw:z-index="4" draw:name="_cprop_iddysiguezflma1k_id" draw:style-name="gr1" draw:text-style-name="P1" drawooo:display="screen" svg:width="0.0004in" svg:height="0.0004in" svg:x="0in" svg:y="0in"/>
            <draw:control table:end-cell-address="Sheet1.D15" table:end-x="0.1783in" table:end-y="0.0004in" draw:z-index="5" draw:name="SHAPE_libre_pythonista_ctl_cell_id_jx07ayCxIbZclf" draw:style-name="gr2" draw:text-style-name="P2" drawooo:display="screen" svg:width="0.1783in" svg:height="0.1783in" svg:x="0in" svg:y="0in" draw:control="control13"/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30" office:value-type="date" office:date-value="2023-06-02" calcext:value-type="date">
            <text:p>06/02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float" office:value="1680" calcext:value-type="float">
            <text:p>168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0" office:value-type="date" office:date-value="2023-06-03" calcext:value-type="date">
            <text:p>06/03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20" calcext:value-type="float">
            <text:p>120</text:p>
          </table:table-cell>
          <table:table-cell table:style-name="ce36" office:value-type="float" office:value="1440" calcext:value-type="float">
            <text:p>1440</text:p>
          </table:table-cell>
        </table:table-row>
        <table:table-row table:style-name="ro1">
          <table:table-cell table:number-columns-repeated="6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0" office:value-type="date" office:date-value="2023-06-03" calcext:value-type="date">
            <text:p>06/03/2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230" calcext:value-type="float">
            <text:p>423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30" office:value-type="date" office:date-value="2023-06-04" calcext:value-type="date">
            <text:p>06/04/2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3520" calcext:value-type="float">
            <text:p>3520</text:p>
          </table:table-cell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0" office:value-type="date" office:date-value="2023-06-04" calcext:value-type="date">
            <text:p>06/04/23</text:p>
          </table:table-cell>
          <table:table-cell table:style-name="ce33" office:value-type="string" office:string-value="Women crop top black" calcext:value-type="string">
            <text:p>Women crop top black</text:p>
          </table:table-cell>
          <table:table-cell table:style-name="ce33" office:value-type="float" office:value="190" calcext:value-type="float">
            <text:p>190</text:p>
          </table:table-cell>
          <table:table-cell table:style-name="ce36" office:value-type="float" office:value="1900" calcext:value-type="float">
            <text:p>190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0" office:value-type="date" office:date-value="2023-06-07" calcext:value-type="date">
            <text:p>06/07/23</text:p>
          </table:table-cell>
          <table:table-cell table:style-name="ce33" office:value-type="string" office:string-value="Women type T simple black" calcext:value-type="string">
            <text:p>Women type T simple black</text:p>
          </table:table-cell>
          <table:table-cell table:style-name="ce33" office:value-type="float" office:value="130" calcext:value-type="float">
            <text:p>130</text:p>
          </table:table-cell>
          <table:table-cell table:style-name="ce36" office:value-type="float" office:value="1560" calcext:value-type="float">
            <text:p>156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1" office:value-type="date" office:date-value="2023-06-10" calcext:value-type="date">
            <text:p>06/10/23</text:p>
          </table:table-cell>
          <table:table-cell table:style-name="ce34" office:value-type="string" office:string-value="Women type T simple black" calcext:value-type="string">
            <text:p>Women type T simple black</text:p>
          </table:table-cell>
          <table:table-cell table:style-name="ce34" office:value-type="float" office:value="140" calcext:value-type="float">
            <text:p>140</text:p>
          </table:table-cell>
          <table:table-cell table:style-name="ce37" office:value-type="float" office:value="1680" calcext:value-type="float">
            <text:p>1680</text:p>
          </table:table-cell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2:57:47.800778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09T03:03:09.307441559</dc:date>
    <dc:creator>Libre Developer</dc:creator>
    <meta:editing-duration>PT36M39S</meta:editing-duration>
    <meta:editing-cycles>18</meta:editing-cycles>
    <meta:generator>LibreOffice/7.6.3.1$Linux_X86_64 LibreOffice_project/60$Build-1</meta:generator>
    <meta:document-statistic meta:table-count="1" meta:cell-count="208" meta:object-count="14"/>
  </office:meta>
</office:document-meta>
</file>